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271cm" svg:y="4.4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1cm" svg:y="3.5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7-10T18:02:43.368548793</dc:date>
    <meta:editing-duration>PT16M3S</meta:editing-duration>
    <meta:editing-cycles>12</meta:editing-cycles>
    <meta:generator>LibreOffice/6.4.4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18cm" svg:width="15.12cm" svg:height="8.6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